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26in" style:rel-column-width="10917*"/>
    </style:style>
    <style:style style:name="Table2.B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4in" style:rel-column-width="10930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5.0493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7347in"/>
    </style:style>
    <style:style style:name="Table1.C" style:family="table-column">
      <style:table-column-properties style:column-width="0.4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1.10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72684" officeooo:paragraph-rsid="0059d9b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592ec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DejaVu Sans Condensed" officeooo:rsid="00680088" officeooo:paragraph-rsid="0059d9bd"/>
    </style:style>
    <style:style style:name="P5" style:family="paragraph" style:parent-style-name="Standard">
      <style:text-properties style:font-name="DejaVu Sans Condensed" officeooo:paragraph-rsid="0059d9b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2049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204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59d9bd"/>
    </style:style>
    <style:style style:name="P9" style:family="paragraph" style:parent-style-name="Standard">
      <style:paragraph-properties fo:text-align="start" style:justify-single-word="false"/>
      <style:text-properties officeooo:paragraph-rsid="005e2049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92ec" officeooo:paragraph-rsid="006258d0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69b5b" officeooo:paragraph-rsid="006258d0" style:font-size-asian="12pt" style:font-weight-asian="normal" style:font-size-complex="12pt" style:font-weight-complex="normal"/>
    </style:style>
    <style:style style:name="P22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469b5b" officeooo:paragraph-rsid="006258d0" style:font-size-asian="12pt" style:font-weight-asian="normal" style:font-size-complex="12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4b7e1e" officeooo:paragraph-rsid="006258d0" style:font-size-asian="12pt" style:font-weight-asian="normal" style:font-size-complex="12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4b7e1e" officeooo:paragraph-rsid="006258d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69b5b" officeooo:paragraph-rsid="006258d0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5592ec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5592ec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5592ec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6258d0"/>
    </style:style>
    <style:style style:name="P30" style:family="paragraph" style:parent-style-name="Standard" style:list-style-name="L13">
      <style:paragraph-properties fo:text-align="start" style:justify-single-word="false"/>
      <style:text-properties officeooo:paragraph-rsid="006258d0"/>
    </style:style>
    <style:style style:name="P31" style:family="paragraph" style:parent-style-name="Standard" style:list-style-name="L7">
      <style:paragraph-properties fo:text-align="start" style:justify-single-word="false"/>
      <style:text-properties officeooo:rsid="00469b5b" officeooo:paragraph-rsid="006258d0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4bdf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69b5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b7e1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592e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61949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4bdf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69b5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b7e1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1ce9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3dda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5680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592ec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6194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9af8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a8bb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612bec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21" style:family="text">
      <style:text-properties style:font-name="DejaVu Sans Condensed" fo:font-style="normal" style:font-style-asian="normal" style:font-style-complex="normal"/>
    </style:style>
    <style:style style:name="T22" style:family="text">
      <style:text-properties style:font-name="DejaVu Sans Condensed" fo:font-style="normal" officeooo:rsid="004c717c" style:font-style-asian="norm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49f485"/>
    </style:style>
    <style:style style:name="T25" style:family="text">
      <style:text-properties officeooo:rsid="004b7e1e"/>
    </style:style>
    <style:style style:name="T26" style:family="text">
      <style:text-properties officeooo:rsid="0057e4e3"/>
    </style:style>
    <style:style style:name="T27" style:family="text">
      <style:text-properties officeooo:rsid="0059d9bd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officeooo:rsid="00376743"/>
    </style:style>
    <style:style style:name="T32" style:family="text">
      <style:text-properties officeooo:rsid="0035db3e"/>
    </style:style>
    <style:style style:name="T33" style:family="text">
      <style:text-properties officeooo:rsid="006258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6">1<text:span text:style-name="T32">xx</text:span> - Controls</text:p>
          </table:table-cell>
          <table:table-cell table:style-name="Table2.A1" office:value-type="string">
            <text:p text:style-name="P7">2xx - Ground</text:p>
          </table:table-cell>
          <table:table-cell table:style-name="Table2.C1" office:value-type="string">
            <text:p text:style-name="P7">3xx - Flight</text:p>
          </table:table-cell>
          <table:table-cell table:style-name="Table2.D1" office:value-type="string">
            <text:p text:style-name="P7">4xx - A2A</text:p>
          </table:table-cell>
          <table:table-cell table:style-name="Table2.A1" office:value-type="string">
            <text:p text:style-name="P7">5xx - A2G</text:p>
          </table:table-cell>
          <table:table-cell table:style-name="Table2.F1" office:value-type="string">
            <text:p text:style-name="P7">6xx - Misc</text:p>
          </table:table-cell>
        </table:table-row>
      </table:table>
      <text:p text:style-name="P9"><text:span text:style-name="T14">3</text:span><text:span text:style-name="T17">0</text:span><text:span text:style-name="T19">3</text:span><text:span text:style-name="T11"> </text:span><text:span text:style-name="T12">- </text:span><text:span text:style-name="T13">Flight - </text:span><text:span text:style-name="T16">Radios</text:span></text:p>
      <text:p text:style-name="P1"/>
      <text:p text:style-name="P2"><text:span text:style-name="T28">Radio </text:span><text:span text:style-name="T31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COM1</text:p>
          </table:table-cell>
          <table:table-cell table:style-name="Table1.A1" office:value-type="string">
            <text:p text:style-name="P13">ARC-164</text:p>
          </table:table-cell>
          <table:table-cell table:style-name="Table1.A1" office:value-type="string">
            <text:p text:style-name="P8"><text:span text:style-name="T29">U</text:span><text:span text:style-name="T30">HF</text:span></text:p>
          </table:table-cell>
          <table:table-cell table:style-name="Table1.A1" office:value-type="string">
            <text:p text:style-name="P14">225.000 <text:span text:style-name="T26">to</text:span> 399.975 MHz</text:p>
          </table:table-cell>
          <table:table-cell table:style-name="Table1.A1" office:value-type="string">
            <text:p text:style-name="P12">AM</text:p>
          </table:table-cell>
          <table:table-cell table:style-name="Table1.F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COM2</text:p>
          </table:table-cell>
          <table:table-cell table:style-name="Table1.A2" office:value-type="string">
            <text:p text:style-name="P13">ARC-222</text:p>
          </table:table-cell>
          <table:table-cell table:style-name="Table1.A2" office:value-type="string">
            <text:p text:style-name="P11"><text:span text:style-name="T27">V</text:span>HF</text:p>
          </table:table-cell>
          <table:table-cell table:style-name="Table1.A2" office:value-type="string">
            <text:p text:style-name="P14">108.000 <text:span text:style-name="T26">to</text:span> 151.975 MHz</text:p>
          </table:table-cell>
          <table:table-cell table:style-name="Table1.A2" office:value-type="string">
            <text:p text:style-name="P4">AM</text:p>
          </table:table-cell>
          <table:table-cell table:style-name="Table1.F2" office:value-type="string">
            <text:p text:style-name="P5"/>
          </table:table-cell>
        </table:table-row>
      </table:table>
      <text:p text:style-name="P3">Using preset frequencies:</text:p>
      <text:list text:style-name="L1">
        <text:list-item>
          <text:p text:style-name="P15">Press <text:span text:style-name="T23">COM 1</text:span> or <text:span text:style-name="T23">COM 2</text:span> buttons on UFC. <text:s/>DED will show appropriate radio page.</text:p>
        </text:list-item>
        <text:list-item>
          <text:p text:style-name="P15">Use <text:span text:style-name="T23">Dobber up/down</text:span> to select the channel/frequency field on the right middle (NOT the bottom field). <text:s/>Enter the preset channel number, then press <text:span text:style-name="T23">ENTR</text:span>.</text:p>
        </text:list-item>
        <text:list-item>
          <text:p text:style-name="P15">Press <text:span text:style-name="T23">RTN</text:span> to return to main DED page.</text:p>
        </text:list-item>
      </text:list>
      <text:list text:style-name="L2">
        <text:list-item>
          <text:p text:style-name="P26"><text:span text:style-name="T5">Quick change if you're already using a preset channel: <text:s/>On main DED page (press </text:span><text:span text:style-name="T15">RTN</text:span><text:span text:style-name="T5">), use </text:span><text:span text:style-name="T15">Dobber up/down</text:span><text:span text:style-name="T5"> to select the UHF or VHF radio field. <text:s/>Press </text:span><text:span text:style-name="T15">INCR up/down</text:span><text:span text:style-name="T5"> to flip through the channels. <text:s/>Look at the SRS display to see what frequency you're on.</text:span></text:p>
        </text:list-item>
      </text:list>
      <text:p text:style-name="P3">Changing preset frequencies:</text:p>
      <text:list xml:id="list1891693818" text:style-name="L3">
        <text:list-item>
          <text:p text:style-name="P16">Press <text:span text:style-name="T23">COM 1</text:span> or <text:span text:style-name="T23">COM 2</text:span> buttons on UFC. <text:s/>DED will show appropriate radio page.</text:p>
        </text:list-item>
        <text:list-item>
          <text:p text:style-name="P27"><text:span text:style-name="T5">Use </text:span><text:span text:style-name="T15">Dobber up/down</text:span><text:span text:style-name="T5"> to select the channel field on the second to last line. <text:s/>Use </text:span><text:span text:style-name="T15">INCR up/down</text:span><text:span text:style-name="T5"> to flip through the channels. <text:s/>The current frequency for </text:span><text:span text:style-name="T6">the selected</text:span><text:span text:style-name="T5"> channel will be shown on the bottom line. <text:s/>Select the channel you want to change.</text:span></text:p>
        </text:list-item>
        <text:list-item>
          <text:p text:style-name="P27"><text:span text:style-name="T5">Use </text:span><text:span text:style-name="T15">Dobber up/down</text:span><text:span text:style-name="T5"> to select the frequency field on the bottom (NOT the field on the middle right). <text:s/>Enter the frequency you want </text:span><text:span text:style-name="T6">the selected</text:span><text:span text:style-name="T5"> channel to be set to, then press </text:span><text:span text:style-name="T15">ENTR</text:span><text:span text:style-name="T5">.</text:span></text:p>
        </text:list-item>
      </text:list>
      <text:list text:style-name="L4">
        <text:list-item>
          <text:list>
            <text:list-item>
              <text:p text:style-name="P28"><text:span text:style-name="T5">This does </text:span><text:span text:style-name="T15">not</text:span><text:span text:style-name="T5"> change what channel or frequency you're currently tuned to, it only changes the frequency for the channel you have selected on the field above!</text:span></text:p>
            </text:list-item>
          </text:list>
        </text:list-item>
      </text:list>
      <text:list xml:id="list110559004629245" text:continue-list="list1891693818" text:style-name="L3">
        <text:list-item>
          <text:p text:style-name="P16">Press <text:span text:style-name="T23">RTN</text:span> to return to main DED page.</text:p>
        </text:list-item>
      </text:list>
      <text:p text:style-name="P3">Using manual frequencies:</text:p>
      <text:list text:style-name="L5">
        <text:list-item>
          <text:p text:style-name="P17">Press <text:span text:style-name="T23">COM 1</text:span> or <text:span text:style-name="T23">COM 2</text:span> buttons on UFC. <text:s/>DED will show appropriate radio page.</text:p>
        </text:list-item>
        <text:list-item>
          <text:p text:style-name="P17">Use <text:span text:style-name="T23">Dobber up/down</text:span> to select the channel/frequency field on the right middle (NOT the bottom field). <text:s/>Enter the frequency in NNN.NNN format, then press <text:span text:style-name="T23">ENTR</text:span>.</text:p>
        </text:list-item>
        <text:list-item>
          <text:p text:style-name="P17">Press <text:span text:style-name="T23">RTN</text:span> to return to main DED page.</text:p>
        </text:list-item>
      </text:list>
      <text:list text:style-name="L6">
        <text:list-item>
          <text:p text:style-name="P18">NOTE: Quick change method mentioned above for channels doesn't work if you're tuned to a frequency manually, it only works if you're tuned to a preset channel.</text:p>
        </text:list-item>
      </text:list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2-26T11:05:57.137000000</dc:date>
    <meta:editing-duration>PT20H22M58S</meta:editing-duration>
    <meta:editing-cycles>76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34" meta:word-count="358" meta:character-count="1921" meta:non-whitespace-character-count="1598"/>
  </office:meta>
</office:document-meta>
</file>